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Nimbus Roman" svg:font-family="'Nimbus Roman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861c6"/>
    </style:style>
    <style:style style:name="P2" style:family="paragraph" style:parent-style-name="Standard">
      <style:paragraph-properties fo:text-align="center" style:justify-single-word="false"/>
      <style:text-properties style:font-name="Nimbus Roman" fo:font-size="14pt" officeooo:paragraph-rsid="000861c6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officeooo:paragraph-rsid="000861c6"/>
    </style:style>
    <style:style style:name="P4" style:family="paragraph" style:parent-style-name="Standard">
      <style:paragraph-properties fo:text-align="center" style:justify-single-word="false"/>
      <style:text-properties style:font-name="Nimbus Roman" officeooo:paragraph-rsid="000861c6"/>
    </style:style>
    <style:style style:name="P5" style:family="paragraph" style:parent-style-name="Standard">
      <style:paragraph-properties fo:text-align="center" style:justify-single-word="false"/>
      <style:text-properties style:font-name="Nimbus Roman" fo:font-size="18pt" officeooo:paragraph-rsid="000861c6" style:font-size-asian="18pt" style:font-size-complex="18pt"/>
    </style:style>
    <style:style style:name="P6" style:family="paragraph" style:parent-style-name="Standard">
      <style:paragraph-properties fo:margin-left="3.939in" fo:text-align="start" style:justify-single-word="false" fo:text-indent="0in" style:auto-text-indent="false"/>
      <style:text-properties style:font-name="Nimbus Roman" fo:font-size="14pt" officeooo:paragraph-rsid="000861c6" style:font-size-asian="14pt" style:font-size-complex="14pt"/>
    </style:style>
    <style:style style:name="P7" style:family="paragraph" style:parent-style-name="Standard">
      <style:paragraph-properties fo:margin-left="4.9236in" fo:text-align="start" style:justify-single-word="false" fo:text-indent="0in" style:auto-text-indent="false"/>
      <style:text-properties officeooo:paragraph-rsid="000861c6"/>
    </style:style>
    <style:style style:name="P8" style:family="paragraph" style:parent-style-name="Standard">
      <style:paragraph-properties fo:margin-left="4.9236in" fo:text-align="start" style:justify-single-word="false" fo:text-indent="0in" style:auto-text-indent="false"/>
      <style:text-properties officeooo:rsid="000861c6" officeooo:paragraph-rsid="000861c6"/>
    </style:style>
    <style:style style:name="P9" style:family="paragraph" style:parent-style-name="Standard">
      <style:paragraph-properties fo:margin-left="0in" fo:text-align="start" style:justify-single-word="false" fo:text-indent="0in" style:auto-text-indent="false"/>
      <style:text-properties style:font-name="Nimbus Roman" fo:font-size="14pt" officeooo:paragraph-rsid="000861c6" style:font-size-asian="14pt" style:font-size-complex="14pt"/>
    </style:style>
    <style:style style:name="P10" style:family="paragraph" style:parent-style-name="Standard">
      <style:paragraph-properties fo:margin-left="0in" fo:text-align="center" style:justify-single-word="false" fo:text-indent="0in" style:auto-text-indent="false"/>
      <style:text-properties officeooo:paragraph-rsid="000861c6"/>
    </style:style>
    <style:style style:name="P11" style:family="paragraph" style:parent-style-name="Standard">
      <style:paragraph-properties fo:margin-left="0in" fo:text-align="start" style:justify-single-word="false" fo:text-indent="0in" style:auto-text-indent="false"/>
      <style:text-properties officeooo:rsid="000861c6" officeooo:paragraph-rsid="000861c6"/>
    </style:style>
    <style:style style:name="T1" style:family="text">
      <style:text-properties style:font-name="Nimbus Roman" fo:font-size="14pt" style:font-size-asian="14pt" style:font-size-complex="14pt"/>
    </style:style>
    <style:style style:name="T2" style:family="text">
      <style:text-properties style:font-name="Nimbus Roman"/>
    </style:style>
    <style:style style:name="T3" style:family="text">
      <style:text-properties style:font-name="Nimbus Roman" fo:font-size="18pt" fo:font-weight="bold" style:font-size-asian="18pt" style:font-weight-asian="bold" style:font-size-complex="18pt" style:font-weight-complex="bold"/>
    </style:style>
    <style:style style:name="T4" style:family="text">
      <style:text-properties style:font-name="Nimbus Roman" fo:font-size="18pt" fo:font-weight="bold" officeooo:rsid="001e5cb8" style:font-size-asian="18pt" style:font-weight-asian="bold" style:font-size-complex="18pt" style:font-weight-complex="bold"/>
    </style:style>
    <style:style style:name="T5" style:family="text">
      <style:text-properties style:font-name="Nimbus Roman" fo:font-size="18pt" style:font-size-asian="18pt" style:font-size-complex="18pt"/>
    </style:style>
    <style:style style:name="T6" style:family="text">
      <style:text-properties style:font-name="Nimbus Roman" fo:font-size="16pt" fo:font-weight="normal" officeooo:rsid="001899fc" style:font-size-asian="16pt" style:font-weight-asian="normal" style:font-size-complex="18pt" style:font-weight-complex="normal"/>
    </style:style>
    <style:style style:name="T7" style:family="text">
      <style:text-properties style:font-name="Nimbus Roman" fo:font-size="14pt" officeooo:rsid="001899fc" style:font-size-asian="14pt" style:font-size-complex="14pt"/>
    </style:style>
    <style:style style:name="T8" style:family="text">
      <style:text-properties style:font-name="Nimbus Roman" fo:font-size="14pt" officeooo:rsid="0009fa0b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Міністерство освіти та науки України</text:span></text:p>
      <text:p text:style-name="P1" loext:marker-style-name="T1"><text:span text:style-name="T1">Івано-Франківський Національний технічний університет нафти і газу</text:span></text:p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3" loext:marker-style-name="T1"><text:span text:style-name="T1">Кафедра Інженерії </text:span></text:p>
      <text:p text:style-name="P3" loext:marker-style-name="T1"><text:span text:style-name="T1">програмного забезпечення</text:span></text:p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1" loext:marker-style-name="T3"><text:span text:style-name="T4">Лабораторна</text:span><text:span text:style-name="T3"> робота №1</text:span></text:p>
      <text:p text:style-name="P1" loext:marker-style-name="T5"><text:span text:style-name="T5">“</text:span><text:span text:style-name="T6">Ознайомлення з середовищем та базовими інструментами</text:span><text:span text:style-name="T5">”</text:span></text:p>
      <text:p text:style-name="P5" loext:marker-style-name="T5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7" loext:marker-style-name="T1"><text:span text:style-name="T1">Виконав:</text:span></text:p>
      <text:p text:style-name="P7" loext:marker-style-name="T1"><text:span text:style-name="T1">ст. гр. ІП-22-1 </text:span></text:p>
      <text:p text:style-name="P7" loext:marker-style-name="T1"><text:span text:style-name="T1">Токарєв С. О.</text:span></text:p>
      <text:p text:style-name="P7" loext:marker-style-name="T1"><text:span text:style-name="T1">Перевіри</text:span><text:span text:style-name="T7">в</text:span><text:span text:style-name="T1">:</text:span></text:p>
      <text:p text:style-name="P8" loext:marker-style-name="T1"><text:span text:style-name="T1">Григорчук Л. І.</text:span></text:p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10" loext:marker-style-name="T1"><text:span text:style-name="T1">Україна</text:span></text:p>
      <text:p text:style-name="P10" loext:marker-style-name="T1"><text:span text:style-name="T1">2025р.</text:span></text:p>
      <text:p text:style-name="P11" loext:marker-style-name="T1"><text:soft-page-break/><text:span text:style-name="T1">Завдання:</text:span></text:p>
      <text:p text:style-name="P11" loext:marker-style-name="T1"><text:span text:style-name="T1">1. Встановити необхідні бібліотеки та налаштувати середовище (Django + Vue Js)</text:span></text:p>
      <text:p text:style-name="P11" loext:marker-style-name="T1"><text:span text:style-name="T1">2. Опубл</text:span><text:span text:style-name="T8">ікувати проєкт на Github Page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Nimbus Roman" svg:font-family="'Nimbus Roman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2T10:08:58.347987831</meta:creation-date>
    <dc:date>2025-09-12T10:40:50.941897819</dc:date>
    <meta:editing-duration>PT21M42S</meta:editing-duration>
    <meta:editing-cycles>1</meta:editing-cycles>
    <meta:document-statistic meta:table-count="0" meta:image-count="0" meta:object-count="0" meta:page-count="2" meta:paragraph-count="16" meta:word-count="56" meta:character-count="419" meta:non-whitespace-character-count="377"/>
    <meta:generator>LibreOffice/24.8.7.2$Linux_X86_64 LibreOffice_project/480$Build-2</meta:generator>
  </office:meta>
</office:document-meta>
</file>